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Whitney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d3a" officeooo:paragraph-rsid="00151d3a"/>
    </style:style>
    <style:style style:name="P2" style:family="paragraph" style:parent-style-name="Standard" style:list-style-name="L1">
      <style:text-properties officeooo:rsid="00151d3a" officeooo:paragraph-rsid="00151d3a"/>
    </style:style>
    <style:style style:name="P3" style:family="paragraph" style:parent-style-name="Standard" style:list-style-name="L1">
      <style:text-properties officeooo:paragraph-rsid="00151d3a"/>
    </style:style>
    <style:style style:name="P4" style:family="paragraph" style:parent-style-name="Standard" style:list-style-name="L1">
      <style:text-properties fo:color="#000000" style:font-name="Liberation Serif" officeooo:rsid="00151d3a" officeooo:paragraph-rsid="00151d3a"/>
    </style:style>
    <style:style style:name="T1" style:family="text">
      <style:text-properties fo:font-variant="normal" fo:text-transform="none" fo:color="#d1d1d2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d1d1d2" fo:font-size="12pt" fo:letter-spacing="normal" fo:font-style="normal" fo:font-weight="normal"/>
    </style:style>
    <style:style style:name="T3" style:family="text">
      <style:text-properties fo:font-variant="normal" fo:text-transform="none" fo:color="#d1d1d2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51d3a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ch Cloud Computing – Answers</text:p>
      <text:p text:style-name="P1"/>
      <text:list xml:id="list1721485395" text:style-name="L1">
        <text:list-item>
          <text:p text:style-name="P2">Die Daten werden auf einem Server in Deutschland gespeichert</text:p>
        </text:list-item>
        <text:list-item>
          <text:p text:style-name="P2">Bei dieser Cloud ist das OpenStack</text:p>
        </text:list-item>
        <text:list-item>
          <text:p text:style-name="P2">ISO/IEC 27001 und ISO/IES 270018</text:p>
        </text:list-item>
        <text:list-item>
          <text:p text:style-name="P2">Eine Freie Architektur, die es dem Nutzer ermöglicht Arbeiten direkt von und zum Server zu schicken ohne besondere Zwischenschritte</text:p>
        </text:list-item>
        <text:list-item>
          <text:p text:style-name="P3"><text:span text:style-name="T6">Prozessor-, Arbeitsspeicher-, Datenspeicher- und Netzwerkoptionen, </text:span><text:span text:style-name="T5">sowieso automatische Skalierungsoptionen, ferngesteuerte Überwachung mit Benachrichtigungen und Leistungssteuerung </text:span></text:p>
        </text:list-item>
        <text:list-item>
          <text:p text:style-name="P4">Mit einer simplen und intuitiven online Konsole und einer großen Auswahl an AP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Whitney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1:12:39.518000000</meta:creation-date>
    <dc:date>2021-01-19T11:23:33.007000000</dc:date>
    <meta:editing-duration>PT13S</meta:editing-duration>
    <meta:editing-cycles>1</meta:editing-cycles>
    <meta:document-statistic meta:table-count="0" meta:image-count="0" meta:object-count="0" meta:page-count="1" meta:paragraph-count="7" meta:word-count="76" meta:character-count="564" meta:non-whitespace-character-count="499"/>
    <meta:generator>LibreOffice/6.2.2.2$Windows_X86_64 LibreOffice_project/2b840030fec2aae0fd2658d8d4f9548af4e3518d</meta:generator>
  </office:meta>
</office:document-meta>
</file>